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30000040084AFAC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429cm" svg:height="3.115cm" svg:x="1cm" svg:y="5.378cm">
          <draw:image xlink:href="Pictures/10000201000004030000040084AFAC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30T15:00:00.862496159</dc:date>
    <meta:document-statistic meta:object-count="1"/>
    <meta:generator>LibreOffice/4.2.4.2$Linux_X86_64 LibreOffice_project/420m0$Build-2</meta:generator>
  </office:meta>
</office:document-meta>
</file>